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5" table:default-cell-style-name="ce19"/>
        <table:table-column table:style-name="co20" table:number-columns-repeated="226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8" office:value-type="string" calcext:value-type="string" table:number-columns-spanned="9" table:number-rows-spanned="1">
              <text:p>中 華 民 國 103 年 12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7" office:value-type="string" calcext:value-type="string">
              <text:p>(<text:span text:style-name="T5">遷入–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109896" calcext:value-type="float">
            <text:p><text:s text:c="3"/>109,896</text:p>
          </table:table-cell>
          <table:table-cell table:style-name="ce35" office:value-type="float" office:value="4049" calcext:value-type="float">
            <text:p><text:s text:c="3"/>4,049</text:p>
          </table:table-cell>
          <table:table-cell table:style-name="ce35" office:value-type="float" office:value="10091" calcext:value-type="float">
            <text:p><text:s text:c="3"/>10,091</text:p>
          </table:table-cell>
          <table:table-cell table:style-name="ce35" office:value-type="float" office:value="8047" calcext:value-type="float">
            <text:p><text:s text:c="3"/>8,047</text:p>
          </table:table-cell>
          <table:table-cell table:style-name="ce35" office:value-type="float" office:value="3529" calcext:value-type="float">
            <text:p><text:s text:c="3"/>3,529</text:p>
          </table:table-cell>
          <table:table-cell table:style-name="ce35" office:value-type="float" office:value="2269" calcext:value-type="float">
            <text:p><text:s text:c="3"/>2,269</text:p>
          </table:table-cell>
          <table:table-cell table:style-name="ce35" office:value-type="float" office:value="3543" calcext:value-type="float">
            <text:p><text:s text:c="3"/>3,543</text:p>
          </table:table-cell>
          <table:table-cell table:style-name="ce35" office:value-type="float" office:value="13526" calcext:value-type="float">
            <text:p><text:s text:c="3"/>13,526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8069" calcext:value-type="float">
            <text:p><text:s text:c="3"/>8,069</text:p>
          </table:table-cell>
          <table:table-cell table:style-name="ce35" office:value-type="float" office:value="54522" calcext:value-type="float">
            <text:p><text:s text:c="3"/>54,522</text:p>
          </table:table-cell>
          <table:table-cell table:style-name="ce35" office:value-type="float" office:value="1849" calcext:value-type="float">
            <text:p><text:s text:c="3"/>1,849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07302" calcext:value-type="float">
            <text:p><text:s text:c="3"/>107,302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0307" calcext:value-type="float">
            <text:p><text:s text:c="3"/>10,307</text:p>
          </table:table-cell>
          <table:table-cell table:style-name="ce35" office:value-type="float" office:value="8340" calcext:value-type="float">
            <text:p><text:s text:c="3"/>8,340</text:p>
          </table:table-cell>
          <table:table-cell table:style-name="ce35" office:value-type="float" office:value="5316" calcext:value-type="float">
            <text:p><text:s text:c="3"/>5,316</text:p>
          </table:table-cell>
          <table:table-cell table:style-name="ce35" office:value-type="float" office:value="2263" calcext:value-type="float">
            <text:p><text:s text:c="3"/>2,263</text:p>
          </table:table-cell>
          <table:table-cell table:style-name="ce35" office:value-type="float" office:value="3563" calcext:value-type="float">
            <text:p><text:s text:c="3"/>3,563</text:p>
          </table:table-cell>
          <table:table-cell table:style-name="ce35" office:value-type="float" office:value="10584" calcext:value-type="float">
            <text:p><text:s text:c="3"/>10,584</text:p>
          </table:table-cell>
          <table:table-cell table:style-name="ce35" office:value-type="float" office:value="1015" calcext:value-type="float">
            <text:p><text:s text:c="3"/>1,015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8069" calcext:value-type="float">
            <text:p><text:s text:c="3"/>8,069</text:p>
          </table:table-cell>
          <table:table-cell table:style-name="ce35" office:value-type="float" office:value="54522" calcext:value-type="float">
            <text:p><text:s text:c="3"/>54,522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9" office:value-type="float" office:value="2594" calcext:value-type="float">
            <text:p><text:s text:c="3"/>2,59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380" calcext:value-type="float">
            <text:p><text:s text:c="3"/>49,380</text:p>
          </table:table-cell>
          <table:table-cell table:style-name="ce35" office:value-type="float" office:value="1851" calcext:value-type="float">
            <text:p><text:s text:c="3"/>1,851</text:p>
          </table:table-cell>
          <table:table-cell table:style-name="ce35" office:value-type="float" office:value="4788" calcext:value-type="float">
            <text:p><text:s text:c="3"/>4,788</text:p>
          </table:table-cell>
          <table:table-cell table:style-name="ce35" office:value-type="float" office:value="3791" calcext:value-type="float">
            <text:p><text:s text:c="3"/>3,791</text:p>
          </table:table-cell>
          <table:table-cell table:style-name="ce35" office:value-type="float" office:value="1563" calcext:value-type="float">
            <text:p><text:s text:c="3"/>1,563</text:p>
          </table:table-cell>
          <table:table-cell table:style-name="ce35" office:value-type="float" office:value="1031" calcext:value-type="float">
            <text:p><text:s text:c="3"/>1,031</text:p>
          </table:table-cell>
          <table:table-cell table:style-name="ce35" office:value-type="float" office:value="1643" calcext:value-type="float">
            <text:p><text:s text:c="3"/>1,643</text:p>
          </table:table-cell>
          <table:table-cell table:style-name="ce35" office:value-type="float" office:value="6054" calcext:value-type="float">
            <text:p><text:s text:c="3"/>6,054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3643" calcext:value-type="float">
            <text:p><text:s text:c="3"/>3,643</text:p>
          </table:table-cell>
          <table:table-cell table:style-name="ce35" office:value-type="float" office:value="24330" calcext:value-type="float">
            <text:p><text:s text:c="3"/>24,330</text:p>
          </table:table-cell>
          <table:table-cell table:style-name="ce35" office:value-type="float" office:value="449" calcext:value-type="float">
            <text:p><text:s text:c="3"/>449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48568" calcext:value-type="float">
            <text:p><text:s text:c="3"/>48,568</text:p>
          </table:table-cell>
          <table:table-cell table:style-name="ce35" office:value-type="float" office:value="1479" calcext:value-type="float">
            <text:p><text:s text:c="3"/>1,479</text:p>
          </table:table-cell>
          <table:table-cell table:style-name="ce35" office:value-type="float" office:value="4641" calcext:value-type="float">
            <text:p><text:s text:c="3"/>4,641</text:p>
          </table:table-cell>
          <table:table-cell table:style-name="ce35" office:value-type="float" office:value="3831" calcext:value-type="float">
            <text:p><text:s text:c="3"/>3,831</text:p>
          </table:table-cell>
          <table:table-cell table:style-name="ce35" office:value-type="float" office:value="2439" calcext:value-type="float">
            <text:p><text:s text:c="3"/>2,439</text:p>
          </table:table-cell>
          <table:table-cell table:style-name="ce35" office:value-type="float" office:value="1035" calcext:value-type="float">
            <text:p><text:s text:c="3"/>1,035</text:p>
          </table:table-cell>
          <table:table-cell table:style-name="ce35" office:value-type="float" office:value="1615" calcext:value-type="float">
            <text:p><text:s text:c="3"/>1,615</text:p>
          </table:table-cell>
          <table:table-cell table:style-name="ce35" office:value-type="float" office:value="5016" calcext:value-type="float">
            <text:p><text:s text:c="3"/>5,016</text:p>
          </table:table-cell>
          <table:table-cell table:style-name="ce35" office:value-type="float" office:value="519" calcext:value-type="float">
            <text:p><text:s text:c="3"/>51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3643" calcext:value-type="float">
            <text:p><text:s text:c="3"/>3,643</text:p>
          </table:table-cell>
          <table:table-cell table:style-name="ce35" office:value-type="float" office:value="24330" calcext:value-type="float">
            <text:p><text:s text:c="3"/>24,33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8" office:value-type="float" office:value="812" calcext:value-type="float">
            <text:p><text:s text:c="3"/>81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60516" calcext:value-type="float">
            <text:p><text:s text:c="3"/>60,516</text:p>
          </table:table-cell>
          <table:table-cell table:style-name="ce35" office:value-type="float" office:value="2198" calcext:value-type="float">
            <text:p><text:s text:c="3"/>2,198</text:p>
          </table:table-cell>
          <table:table-cell table:style-name="ce35" office:value-type="float" office:value="5303" calcext:value-type="float">
            <text:p><text:s text:c="3"/>5,303</text:p>
          </table:table-cell>
          <table:table-cell table:style-name="ce35" office:value-type="float" office:value="4256" calcext:value-type="float">
            <text:p><text:s text:c="3"/>4,256</text:p>
          </table:table-cell>
          <table:table-cell table:style-name="ce35" office:value-type="float" office:value="1966" calcext:value-type="float">
            <text:p><text:s text:c="3"/>1,966</text:p>
          </table:table-cell>
          <table:table-cell table:style-name="ce35" office:value-type="float" office:value="1238" calcext:value-type="float">
            <text:p><text:s text:c="3"/>1,238</text:p>
          </table:table-cell>
          <table:table-cell table:style-name="ce35" office:value-type="float" office:value="1900" calcext:value-type="float">
            <text:p><text:s text:c="3"/>1,900</text:p>
          </table:table-cell>
          <table:table-cell table:style-name="ce35" office:value-type="float" office:value="7472" calcext:value-type="float">
            <text:p><text:s text:c="3"/>7,472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4426" calcext:value-type="float">
            <text:p><text:s text:c="3"/>4,426</text:p>
          </table:table-cell>
          <table:table-cell table:style-name="ce35" office:value-type="float" office:value="30192" calcext:value-type="float">
            <text:p><text:s text:c="3"/>30,192</text:p>
          </table:table-cell>
          <table:table-cell table:style-name="ce35" office:value-type="float" office:value="1400" calcext:value-type="float">
            <text:p><text:s text:c="3"/>1,40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58734" calcext:value-type="float">
            <text:p><text:s text:c="3"/>58,734</text:p>
          </table:table-cell>
          <table:table-cell table:style-name="ce35" office:value-type="float" office:value="1784" calcext:value-type="float">
            <text:p><text:s text:c="3"/>1,784</text:p>
          </table:table-cell>
          <table:table-cell table:style-name="ce35" office:value-type="float" office:value="5666" calcext:value-type="float">
            <text:p><text:s text:c="3"/>5,666</text:p>
          </table:table-cell>
          <table:table-cell table:style-name="ce35" office:value-type="float" office:value="4509" calcext:value-type="float">
            <text:p><text:s text:c="3"/>4,509</text:p>
          </table:table-cell>
          <table:table-cell table:style-name="ce35" office:value-type="float" office:value="2877" calcext:value-type="float">
            <text:p><text:s text:c="3"/>2,877</text:p>
          </table:table-cell>
          <table:table-cell table:style-name="ce35" office:value-type="float" office:value="1228" calcext:value-type="float">
            <text:p><text:s text:c="3"/>1,228</text:p>
          </table:table-cell>
          <table:table-cell table:style-name="ce35" office:value-type="float" office:value="1948" calcext:value-type="float">
            <text:p><text:s text:c="3"/>1,948</text:p>
          </table:table-cell>
          <table:table-cell table:style-name="ce35" office:value-type="float" office:value="5568" calcext:value-type="float">
            <text:p><text:s text:c="3"/>5,568</text:p>
          </table:table-cell>
          <table:table-cell table:style-name="ce35" office:value-type="float" office:value="496" calcext:value-type="float">
            <text:p><text:s text:c="3"/>496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4426" calcext:value-type="float">
            <text:p><text:s text:c="3"/>4,426</text:p>
          </table:table-cell>
          <table:table-cell table:style-name="ce35" office:value-type="float" office:value="30192" calcext:value-type="float">
            <text:p><text:s text:c="3"/>30,19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9" office:value-type="float" office:value="1782" calcext:value-type="float">
            <text:p><text:s text:c="3"/>1,78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8851" calcext:value-type="float">
            <text:p>18,851</text:p>
          </table:table-cell>
          <table:table-cell table:style-name="ce36" office:value-type="float" office:value="859" calcext:value-type="float">
            <text:p>85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151" calcext:value-type="float">
            <text:p>5,151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999" calcext:value-type="float">
            <text:p>3,999</text:p>
          </table:table-cell>
          <table:table-cell table:style-name="ce36" office:value-type="float" office:value="82" calcext:value-type="float">
            <text:p>8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290" calcext:value-type="float">
            <text:p>7,290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8067" calcext:value-type="float">
            <text:p>18,067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835" calcext:value-type="float">
            <text:p>4,835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3941" calcext:value-type="float">
            <text:p>3,941</text:p>
          </table:table-cell>
          <table:table-cell table:style-name="ce36" office:value-type="float" office:value="275" calcext:value-type="float">
            <text:p>27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290" calcext:value-type="float">
            <text:p>7,29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60" office:value-type="float" office:value="784" calcext:value-type="float">
            <text:p>78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8367" calcext:value-type="float">
            <text:p>8,367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398" calcext:value-type="float">
            <text:p>2,398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740" calcext:value-type="float">
            <text:p>1,740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335" calcext:value-type="float">
            <text:p>8,33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32" calcext:value-type="float">
            <text:p>2,232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946" calcext:value-type="float">
            <text:p>1,946</text:p>
          </table:table-cell>
          <table:table-cell table:style-name="ce37" office:value-type="float" office:value="118" calcext:value-type="float">
            <text:p>11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" calcext:value-type="float">
            <text:p>4</text:p>
          </table:table-cell>
          <table:table-cell table:style-name="ce61" office:value-type="float" office:value="32" calcext:value-type="float">
            <text:p>3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10484" calcext:value-type="float">
            <text:p>10,484</text:p>
          </table:table-cell>
          <table:table-cell table:style-name="ce38" office:value-type="float" office:value="461" calcext:value-type="float">
            <text:p>4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53" calcext:value-type="float">
            <text:p>2,753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2259" calcext:value-type="float">
            <text:p>2,259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71" calcext:value-type="float">
            <text:p>4,071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732" calcext:value-type="float">
            <text:p>9,732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03" calcext:value-type="float">
            <text:p>2,603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995" calcext:value-type="float">
            <text:p>1,995</text:p>
          </table:table-cell>
          <table:table-cell table:style-name="ce38" office:value-type="float" office:value="157" calcext:value-type="float">
            <text:p>1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71" calcext:value-type="float">
            <text:p>4,07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61" office:value-type="float" office:value="752" calcext:value-type="float">
            <text:p>752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6144" calcext:value-type="float">
            <text:p>16,144</text:p>
          </table:table-cell>
          <table:table-cell table:style-name="ce36" office:value-type="float" office:value="1400" calcext:value-type="float">
            <text:p>1,400</text:p>
          </table:table-cell>
          <table:table-cell table:style-name="ce36" office:value-type="float" office:value="4835" calcext:value-type="float">
            <text:p>4,83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2448" calcext:value-type="float">
            <text:p>2,448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065" calcext:value-type="float">
            <text:p>6,065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329" calcext:value-type="float">
            <text:p>15,329</text:p>
          </table:table-cell>
          <table:table-cell table:style-name="ce36" office:value-type="float" office:value="1207" calcext:value-type="float">
            <text:p>1,207</text:p>
          </table:table-cell>
          <table:table-cell table:style-name="ce36" office:value-type="float" office:value="5151" calcext:value-type="float">
            <text:p>5,15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014" calcext:value-type="float">
            <text:p>2,014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065" calcext:value-type="float">
            <text:p>6,06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815" calcext:value-type="float">
            <text:p>815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363" calcext:value-type="float">
            <text:p>7,363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232" calcext:value-type="float">
            <text:p>2,2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121" calcext:value-type="float">
            <text:p>1,121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99" calcext:value-type="float">
            <text:p>2,79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127" calcext:value-type="float">
            <text:p>7,127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2398" calcext:value-type="float">
            <text:p>2,39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99" calcext:value-type="float">
            <text:p>2,79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236" calcext:value-type="float">
            <text:p>23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8781" calcext:value-type="float">
            <text:p>8,781</text:p>
          </table:table-cell>
          <table:table-cell table:style-name="ce38" office:value-type="float" office:value="788" calcext:value-type="float">
            <text:p>788</text:p>
          </table:table-cell>
          <table:table-cell table:style-name="ce38" office:value-type="float" office:value="2603" calcext:value-type="float">
            <text:p>2,6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327" calcext:value-type="float">
            <text:p>1,327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66" calcext:value-type="float">
            <text:p>3,266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202" calcext:value-type="float">
            <text:p>8,202</text:p>
          </table:table-cell>
          <table:table-cell table:style-name="ce38" office:value-type="float" office:value="671" calcext:value-type="float">
            <text:p>671</text:p>
          </table:table-cell>
          <table:table-cell table:style-name="ce38" office:value-type="float" office:value="2753" calcext:value-type="float">
            <text:p>2,7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045" calcext:value-type="float">
            <text:p>1,045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66" calcext:value-type="float">
            <text:p>3,26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579" calcext:value-type="float">
            <text:p>579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0171" calcext:value-type="float">
            <text:p>10,171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1818" calcext:value-type="float">
            <text:p>1,818</text:p>
          </table:table-cell>
          <table:table-cell table:style-name="ce36" office:value-type="float" office:value="811" calcext:value-type="float">
            <text:p>811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736" calcext:value-type="float">
            <text:p>1,736</text:p>
          </table:table-cell>
          <table:table-cell table:style-name="ce36" office:value-type="float" office:value="4649" calcext:value-type="float">
            <text:p>4,649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684" calcext:value-type="float">
            <text:p>8,684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1180" calcext:value-type="float">
            <text:p>1,180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73" calcext:value-type="float">
            <text:p>1,173</text:p>
          </table:table-cell>
          <table:table-cell table:style-name="ce36" office:value-type="float" office:value="4649" calcext:value-type="float">
            <text:p>4,64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1487" calcext:value-type="float">
            <text:p>1,487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629" calcext:value-type="float">
            <text:p>4,629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2107" calcext:value-type="float">
            <text:p>2,107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79" calcext:value-type="float">
            <text:p>3,979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2107" calcext:value-type="float">
            <text:p>2,10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650" calcext:value-type="float">
            <text:p>65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542" calcext:value-type="float">
            <text:p>5,542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953" calcext:value-type="float">
            <text:p>953</text:p>
          </table:table-cell>
          <table:table-cell table:style-name="ce38" office:value-type="float" office:value="434" calcext:value-type="float">
            <text:p>434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38" calcext:value-type="float">
            <text:p>938</text:p>
          </table:table-cell>
          <table:table-cell table:style-name="ce38" office:value-type="float" office:value="2542" calcext:value-type="float">
            <text:p>2,542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705" calcext:value-type="float">
            <text:p>4,70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657" calcext:value-type="float">
            <text:p>657</text:p>
          </table:table-cell>
          <table:table-cell table:style-name="ce38" office:value-type="float" office:value="346" calcext:value-type="float">
            <text:p>346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6" calcext:value-type="float">
            <text:p>626</text:p>
          </table:table-cell>
          <table:table-cell table:style-name="ce38" office:value-type="float" office:value="2542" calcext:value-type="float">
            <text:p>2,54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837" calcext:value-type="float">
            <text:p>837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4777" calcext:value-type="float">
            <text:p>14,777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3746" calcext:value-type="float">
            <text:p>3,746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8844" calcext:value-type="float">
            <text:p>8,844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22" calcext:value-type="float">
            <text:p>12,622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110" calcext:value-type="float">
            <text:p>2,110</text:p>
          </table:table-cell>
          <table:table-cell table:style-name="ce36" office:value-type="float" office:value="113" calcext:value-type="float">
            <text:p>11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8844" calcext:value-type="float">
            <text:p>8,84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2155" calcext:value-type="float">
            <text:p>2,155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6541" calcext:value-type="float">
            <text:p>6,541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682" calcext:value-type="float">
            <text:p>1,68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867" calcext:value-type="float">
            <text:p>3,86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532" calcext:value-type="float">
            <text:p>5,532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952" calcext:value-type="float">
            <text:p>952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867" calcext:value-type="float">
            <text:p>3,86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1009" calcext:value-type="float">
            <text:p>1,009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8236" calcext:value-type="float">
            <text:p>8,236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2064" calcext:value-type="float">
            <text:p>2,064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977" calcext:value-type="float">
            <text:p>4,977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090" calcext:value-type="float">
            <text:p>7,090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977" calcext:value-type="float">
            <text:p>4,97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1146" calcext:value-type="float">
            <text:p>1,14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7831" calcext:value-type="float">
            <text:p>7,831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983" calcext:value-type="float">
            <text:p>98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267" calcext:value-type="float">
            <text:p>5,26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671" calcext:value-type="float">
            <text:p>7,67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62" calcext:value-type="float">
            <text:p>662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267" calcext:value-type="float">
            <text:p>5,26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160" calcext:value-type="float">
            <text:p>160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504" calcext:value-type="float">
            <text:p>3,50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427" calcext:value-type="float">
            <text:p>427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55" calcext:value-type="float">
            <text:p>2,35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449" calcext:value-type="float">
            <text:p>3,44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55" calcext:value-type="float">
            <text:p>2,35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55" calcext:value-type="float">
            <text:p>55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327" calcext:value-type="float">
            <text:p>4,327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556" calcext:value-type="float">
            <text:p>556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12" calcext:value-type="float">
            <text:p>2,912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22" calcext:value-type="float">
            <text:p>4,222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1" calcext:value-type="float">
            <text:p>361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12" calcext:value-type="float">
            <text:p>2,9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05" calcext:value-type="float">
            <text:p>10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3388" calcext:value-type="float">
            <text:p>13,388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662" calcext:value-type="float">
            <text:p>66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16" calcext:value-type="float">
            <text:p>2,016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9180" calcext:value-type="float">
            <text:p>9,180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019" calcext:value-type="float">
            <text:p>13,019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568" calcext:value-type="float">
            <text:p>1,568</text:p>
          </table:table-cell>
          <table:table-cell table:style-name="ce36" office:value-type="float" office:value="131" calcext:value-type="float">
            <text:p>13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9180" calcext:value-type="float">
            <text:p>9,18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369" calcext:value-type="float">
            <text:p>369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931" calcext:value-type="float">
            <text:p>5,931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075" calcext:value-type="float">
            <text:p>4,0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842" calcext:value-type="float">
            <text:p>5,84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075" calcext:value-type="float">
            <text:p>4,07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89" calcext:value-type="float">
            <text:p>8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7457" calcext:value-type="float">
            <text:p>7,457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361" calcext:value-type="float">
            <text:p>3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05" calcext:value-type="float">
            <text:p>5,105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177" calcext:value-type="float">
            <text:p>7,177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7" calcext:value-type="float">
            <text:p>847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05" calcext:value-type="float">
            <text:p>5,10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280" calcext:value-type="float">
            <text:p>280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7381" calcext:value-type="float">
            <text:p><text:s text:c="3"/>27,381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39" office:value-type="float" office:value="2123" calcext:value-type="float">
            <text:p><text:s text:c="3"/>2,123</text:p>
          </table:table-cell>
          <table:table-cell table:style-name="ce39" office:value-type="float" office:value="1203" calcext:value-type="float">
            <text:p><text:s text:c="3"/>1,203</text:p>
          </table:table-cell>
          <table:table-cell table:style-name="ce39" office:value-type="float" office:value="1848" calcext:value-type="float">
            <text:p><text:s text:c="3"/>1,848</text:p>
          </table:table-cell>
          <table:table-cell table:style-name="ce39" office:value-type="float" office:value="652" calcext:value-type="float">
            <text:p><text:s text:c="3"/>652</text:p>
          </table:table-cell>
          <table:table-cell table:style-name="ce39" office:value-type="float" office:value="1336" calcext:value-type="float">
            <text:p><text:s text:c="3"/>1,33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86" calcext:value-type="float">
            <text:p><text:s text:c="3"/>8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6333" calcext:value-type="float">
            <text:p><text:s text:c="3"/>6,333</text:p>
          </table:table-cell>
          <table:table-cell table:style-name="ce39" office:value-type="float" office:value="12906" calcext:value-type="float">
            <text:p><text:s text:c="3"/>12,906</text:p>
          </table:table-cell>
          <table:table-cell table:style-name="ce39" office:value-type="float" office:value="428" calcext:value-type="float">
            <text:p><text:s text:c="3"/>42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31189" calcext:value-type="float">
            <text:p><text:s text:c="3"/>31,18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office:value-type="float" office:value="2819" calcext:value-type="float">
            <text:p><text:s text:c="3"/>2,819</text:p>
          </table:table-cell>
          <table:table-cell table:style-name="ce39" office:value-type="float" office:value="1788" calcext:value-type="float">
            <text:p><text:s text:c="3"/>1,788</text:p>
          </table:table-cell>
          <table:table-cell table:style-name="ce39" office:value-type="float" office:value="3461" calcext:value-type="float">
            <text:p><text:s text:c="3"/>3,461</text:p>
          </table:table-cell>
          <table:table-cell table:style-name="ce39" office:value-type="float" office:value="864" calcext:value-type="float">
            <text:p><text:s text:c="3"/>864</text:p>
          </table:table-cell>
          <table:table-cell table:style-name="ce39" office:value-type="float" office:value="1861" calcext:value-type="float">
            <text:p><text:s text:c="3"/>1,86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90" calcext:value-type="float">
            <text:p><text:s text:c="3"/>190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6896" calcext:value-type="float">
            <text:p><text:s text:c="3"/>6,896</text:p>
          </table:table-cell>
          <table:table-cell table:style-name="ce39" office:value-type="float" office:value="12906" calcext:value-type="float">
            <text:p><text:s text:c="3"/>12,906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2" office:value-type="float" office:value="-3808" calcext:value-type="float">
            <text:p><text:s/>－3,808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2340" calcext:value-type="float">
            <text:p><text:s text:c="3"/>12,340</text:p>
          </table:table-cell>
          <table:table-cell table:style-name="ce40" office:value-type="float" office:value="227" calcext:value-type="float">
            <text:p><text:s text:c="3"/>227</text:p>
          </table:table-cell>
          <table:table-cell table:style-name="ce40" office:value-type="float" office:value="1081" calcext:value-type="float">
            <text:p><text:s text:c="3"/>1,081</text:p>
          </table:table-cell>
          <table:table-cell table:style-name="ce40" office:value-type="float" office:value="592" calcext:value-type="float">
            <text:p><text:s text:c="3"/>592</text:p>
          </table:table-cell>
          <table:table-cell table:style-name="ce40" office:value-type="float" office:value="836" calcext:value-type="float">
            <text:p><text:s text:c="3"/>836</text:p>
          </table:table-cell>
          <table:table-cell table:style-name="ce40" office:value-type="float" office:value="273" calcext:value-type="float">
            <text:p><text:s text:c="3"/>273</text:p>
          </table:table-cell>
          <table:table-cell table:style-name="ce40" office:value-type="float" office:value="622" calcext:value-type="float">
            <text:p><text:s text:c="3"/>622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63" calcext:value-type="float">
            <text:p><text:s text:c="3"/>6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2845" calcext:value-type="float">
            <text:p><text:s text:c="3"/>2,845</text:p>
          </table:table-cell>
          <table:table-cell table:style-name="ce40" office:value-type="float" office:value="5728" calcext:value-type="float">
            <text:p><text:s text:c="3"/>5,728</text:p>
          </table:table-cell>
          <table:table-cell table:style-name="ce40" office:value-type="float" office:value="70" calcext:value-type="float">
            <text:p><text:s text:c="3"/>7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3889" calcext:value-type="float">
            <text:p><text:s text:c="3"/>13,889</text:p>
          </table:table-cell>
          <table:table-cell table:style-name="ce40" office:value-type="float" office:value="181" calcext:value-type="float">
            <text:p><text:s text:c="3"/>181</text:p>
          </table:table-cell>
          <table:table-cell table:style-name="ce40" office:value-type="float" office:value="1217" calcext:value-type="float">
            <text:p><text:s text:c="3"/>1,217</text:p>
          </table:table-cell>
          <table:table-cell table:style-name="ce40" office:value-type="float" office:value="807" calcext:value-type="float">
            <text:p><text:s text:c="3"/>807</text:p>
          </table:table-cell>
          <table:table-cell table:style-name="ce40" office:value-type="float" office:value="1543" calcext:value-type="float">
            <text:p><text:s text:c="3"/>1,54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40" office:value-type="float" office:value="833" calcext:value-type="float">
            <text:p><text:s text:c="3"/>83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05" calcext:value-type="float">
            <text:p><text:s text:c="3"/>10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096" calcext:value-type="float">
            <text:p><text:s text:c="3"/>3,096</text:p>
          </table:table-cell>
          <table:table-cell table:style-name="ce40" office:value-type="float" office:value="5728" calcext:value-type="float">
            <text:p><text:s text:c="3"/>5,72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3" office:value-type="float" office:value="-1549" calcext:value-type="float">
            <text:p><text:s/>－1,549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5041" calcext:value-type="float">
            <text:p><text:s text:c="3"/>15,041</text:p>
          </table:table-cell>
          <table:table-cell table:style-name="ce41" office:value-type="float" office:value="234" calcext:value-type="float">
            <text:p><text:s text:c="3"/>234</text:p>
          </table:table-cell>
          <table:table-cell table:style-name="ce41" office:value-type="float" office:value="1042" calcext:value-type="float">
            <text:p><text:s text:c="3"/>1,042</text:p>
          </table:table-cell>
          <table:table-cell table:style-name="ce41" office:value-type="float" office:value="611" calcext:value-type="float">
            <text:p><text:s text:c="3"/>611</text:p>
          </table:table-cell>
          <table:table-cell table:style-name="ce41" office:value-type="float" office:value="1012" calcext:value-type="float">
            <text:p><text:s text:c="3"/>1,012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41" office:value-type="float" office:value="714" calcext:value-type="float">
            <text:p><text:s text:c="3"/>71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488" calcext:value-type="float">
            <text:p><text:s text:c="3"/>3,488</text:p>
          </table:table-cell>
          <table:table-cell table:style-name="ce41" office:value-type="float" office:value="7178" calcext:value-type="float">
            <text:p><text:s text:c="3"/>7,178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7300" calcext:value-type="float">
            <text:p><text:s text:c="3"/>17,300</text:p>
          </table:table-cell>
          <table:table-cell table:style-name="ce41" office:value-type="float" office:value="210" calcext:value-type="float">
            <text:p><text:s text:c="3"/>210</text:p>
          </table:table-cell>
          <table:table-cell table:style-name="ce41" office:value-type="float" office:value="1602" calcext:value-type="float">
            <text:p><text:s text:c="3"/>1,602</text:p>
          </table:table-cell>
          <table:table-cell table:style-name="ce41" office:value-type="float" office:value="981" calcext:value-type="float">
            <text:p><text:s text:c="3"/>981</text:p>
          </table:table-cell>
          <table:table-cell table:style-name="ce41" office:value-type="float" office:value="1918" calcext:value-type="float">
            <text:p><text:s text:c="3"/>1,918</text:p>
          </table:table-cell>
          <table:table-cell table:style-name="ce41" office:value-type="float" office:value="492" calcext:value-type="float">
            <text:p><text:s text:c="3"/>492</text:p>
          </table:table-cell>
          <table:table-cell table:style-name="ce41" office:value-type="float" office:value="1028" calcext:value-type="float">
            <text:p><text:s text:c="3"/>1,028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85" calcext:value-type="float">
            <text:p><text:s text:c="3"/>8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800" calcext:value-type="float">
            <text:p><text:s text:c="3"/>3,800</text:p>
          </table:table-cell>
          <table:table-cell table:style-name="ce41" office:value-type="float" office:value="7178" calcext:value-type="float">
            <text:p><text:s text:c="3"/>7,178</text:p>
          </table:table-cell>
          <table:table-cell table:number-columns-repeated="2" table:style-name="ce41" office:value-type="float" office:value="3" calcext:value-type="float">
            <text:p><text:s text:c="3"/>3</text:p>
          </table:table-cell>
          <table:table-cell table:style-name="ce63" office:value-type="float" office:value="-2259" calcext:value-type="float">
            <text:p><text:s/>－2,25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377" calcext:value-type="float">
            <text:p>2,37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1504" calcext:value-type="float">
            <text:p>1,50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1504" calcext:value-type="float">
            <text:p>1,5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111" calcext:value-type="float">
            <text:p><text:s/>－11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2" calcext:value-type="float">
            <text:p><text:s/>－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02" calcext:value-type="float">
            <text:p>1,30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834" calcext:value-type="float">
            <text:p>83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11" calcext:value-type="float">
            <text:p>1,41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834" calcext:value-type="float">
            <text:p>8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09" calcext:value-type="float">
            <text:p><text:s/>－10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649" calcext:value-type="float">
            <text:p>2,64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6" calcext:value-type="float">
            <text:p>1,036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25" calcext:value-type="float">
            <text:p>2,22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941" calcext:value-type="float">
            <text:p>94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424" calcext:value-type="float">
            <text:p>42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85" calcext:value-type="float">
            <text:p>1,18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399" calcext:value-type="float">
            <text:p>3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40" calcext:value-type="float">
            <text:p>24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464" calcext:value-type="float">
            <text:p>1,46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2" calcext:value-type="float">
            <text:p>572</text:p>
          </table:table-cell>
          <table:table-cell table:style-name="ce44" office:value-type="float" office:value="542" calcext:value-type="float">
            <text:p>542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80" calcext:value-type="float">
            <text:p>1,28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5" calcext:value-type="float">
            <text:p>475</text:p>
          </table:table-cell>
          <table:table-cell table:style-name="ce44" office:value-type="float" office:value="542" calcext:value-type="float">
            <text:p>54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184" calcext:value-type="float">
            <text:p>18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85" calcext:value-type="float">
            <text:p>1,78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796" calcext:value-type="float">
            <text:p>79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6" calcext:value-type="float">
            <text:p>2,0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796" calcext:value-type="float">
            <text:p>79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51" calcext:value-type="float">
            <text:p><text:s/>－25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138" calcext:value-type="float">
            <text:p><text:s/>－13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94" calcext:value-type="float">
            <text:p>99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office:value-type="float" office:value="436" calcext:value-type="float">
            <text:p>43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7" calcext:value-type="float">
            <text:p>1,10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72" calcext:value-type="float">
            <text:p>172</text:p>
          </table:table-cell>
          <table:table-cell table:number-columns-repeated="2"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7" calcext:value-type="float">
            <text:p>267</text:p>
          </table:table-cell>
          <table:table-cell table:style-name="ce44" office:value-type="float" office:value="436" calcext:value-type="float">
            <text:p>43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13" calcext:value-type="float">
            <text:p><text:s/>－11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732" calcext:value-type="float">
            <text:p>3,73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788" calcext:value-type="float">
            <text:p>4,78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128" calcext:value-type="float">
            <text:p>1,128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056" calcext:value-type="float">
            <text:p><text:s/>－1,05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652" calcext:value-type="float">
            <text:p>1,65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98" calcext:value-type="float">
            <text:p>198</text:p>
          </table:table-cell>
          <table:table-cell table:number-columns-repeated="2"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8" calcext:value-type="float">
            <text:p>2,12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476" calcext:value-type="float">
            <text:p><text:s/>－47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080" calcext:value-type="float">
            <text:p>2,08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59" calcext:value-type="float">
            <text:p>25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0" calcext:value-type="float">
            <text:p>290</text:p>
          </table:table-cell>
          <table:table-cell table:style-name="ce44" office:value-type="float" office:value="1268" calcext:value-type="float">
            <text:p>1,268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660" calcext:value-type="float">
            <text:p>2,66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615" calcext:value-type="float">
            <text:p>615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8" calcext:value-type="float">
            <text:p>358</text:p>
          </table:table-cell>
          <table:table-cell table:style-name="ce44" office:value-type="float" office:value="1268" calcext:value-type="float">
            <text:p>1,26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580" calcext:value-type="float">
            <text:p><text:s/>－58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18" calcext:value-type="float">
            <text:p>1,51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1" calcext:value-type="float">
            <text:p>2,00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567" calcext:value-type="float">
            <text:p>5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83" calcext:value-type="float">
            <text:p><text:s/>－48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4" calcext:value-type="float">
            <text:p>88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268" calcext:value-type="float">
            <text:p>26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01" calcext:value-type="float">
            <text:p><text:s/>－20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13" calcext:value-type="float">
            <text:p>213</text:p>
          </table:table-cell>
          <table:table-cell table:number-columns-repeated="2" table:style-name="ce44" office:value-type="float" office:value="18" calcext:value-type="float">
            <text:p>1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299" calcext:value-type="float">
            <text:p>29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17" calcext:value-type="float">
            <text:p>1,11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299" calcext:value-type="float">
            <text:p>29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82" calcext:value-type="float">
            <text:p><text:s/>－28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230" calcext:value-type="float">
            <text:p>2,23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934" calcext:value-type="float">
            <text:p>9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676" calcext:value-type="float">
            <text:p><text:s/>－67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20" calcext:value-type="float">
            <text:p>1,0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0" calcext:value-type="float">
            <text:p>1,33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423" calcext:value-type="float">
            <text:p>4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10" calcext:value-type="float">
            <text:p><text:s/>－31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10" calcext:value-type="float">
            <text:p>1,21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38" calcext:value-type="float">
            <text:p>138</text:p>
          </table:table-cell>
          <table:table-cell table:number-columns-repeated="2"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76" calcext:value-type="float">
            <text:p>1,57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44" calcext:value-type="float">
            <text:p>244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6" calcext:value-type="float">
            <text:p>386</text:p>
          </table:table-cell>
          <table:table-cell table:style-name="ce44" office:value-type="float" office:value="511" calcext:value-type="float">
            <text:p>51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366" calcext:value-type="float">
            <text:p><text:s/>－366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44" calcext:value-type="float">
            <text:p>1,7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49" calcext:value-type="float">
            <text:p>2,34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525" calcext:value-type="float">
            <text:p>5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605" calcext:value-type="float">
            <text:p><text:s/>－60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7" calcext:value-type="float">
            <text:p>1,00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222" calcext:value-type="float">
            <text:p>22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20" calcext:value-type="float">
            <text:p><text:s/>－22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57" calcext:value-type="float">
            <text:p>95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5" calcext:value-type="float">
            <text:p>405</text:p>
          </table:table-cell>
          <table:table-cell table:style-name="ce44" office:value-type="float" office:value="303" calcext:value-type="float">
            <text:p>30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42" calcext:value-type="float">
            <text:p>1,34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6" calcext:value-type="float">
            <text:p>546</text:p>
          </table:table-cell>
          <table:table-cell table:style-name="ce44" office:value-type="float" office:value="303" calcext:value-type="float">
            <text:p>30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85" calcext:value-type="float">
            <text:p><text:s/>－38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800" calcext:value-type="float">
            <text:p>2,80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496" calcext:value-type="float">
            <text:p>3,49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974" calcext:value-type="float">
            <text:p>9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512" calcext:value-type="float">
            <text:p>1,512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62" office:value-type="float" office:value="-696" calcext:value-type="float">
            <text:p><text:s/>－69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308" calcext:value-type="float">
            <text:p>1,30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33" calcext:value-type="float">
            <text:p>1,53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685" calcext:value-type="float">
            <text:p>685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63" office:value-type="float" office:value="-225" calcext:value-type="float">
            <text:p><text:s/>－22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492" calcext:value-type="float">
            <text:p>1,49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827" calcext:value-type="float">
            <text:p>82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963" calcext:value-type="float">
            <text:p>1,96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555" calcext:value-type="float">
            <text:p>5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827" calcext:value-type="float">
            <text:p>82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-471" calcext:value-type="float">
            <text:p><text:s/>－47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73" calcext:value-type="float">
            <text:p>2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60" calcext:value-type="float">
            <text:p><text:s/>－16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09" calcext:value-type="float">
            <text:p>1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80" calcext:value-type="float">
            <text:p><text:s/>－8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95" calcext:value-type="float">
            <text:p>39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5" calcext:value-type="float">
            <text:p>47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64" calcext:value-type="float">
            <text:p>16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0" calcext:value-type="float">
            <text:p><text:s/>－8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89" calcext:value-type="float">
            <text:p>1,78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1" calcext:value-type="float">
            <text:p>1,84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043" calcext:value-type="float">
            <text:p>1,0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2" calcext:value-type="float">
            <text:p><text:s/>－5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4" calcext:value-type="float">
            <text:p>77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35" calcext:value-type="float">
            <text:p>4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0" calcext:value-type="float">
            <text:p><text:s/>－4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15" calcext:value-type="float">
            <text:p>1,0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608" calcext:value-type="float">
            <text:p>60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7" calcext:value-type="float">
            <text:p>1,02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608" calcext:value-type="float">
            <text:p>60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71" calcext:value-type="float">
            <text:p>1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96" calcext:value-type="float">
            <text:p>9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80" calcext:value-type="float">
            <text:p>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55" calcext:value-type="float">
            <text:p>5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4" calcext:value-type="float">
            <text:p>14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41" calcext:value-type="float">
            <text:p>4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78" calcext:value-type="float">
            <text:p>1,87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02" calcext:value-type="float">
            <text:p>2,10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000" calcext:value-type="float">
            <text:p>1,00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24" calcext:value-type="float">
            <text:p><text:s/>－22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431" calcext:value-type="float">
            <text:p>43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24" calcext:value-type="float">
            <text:p><text:s/>－12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71" calcext:value-type="float">
            <text:p>1,07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569" calcext:value-type="float">
            <text:p>56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71" calcext:value-type="float">
            <text:p>1,17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0" calcext:value-type="float">
            <text:p><text:s/>－10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52" calcext:value-type="float">
            <text:p>2,15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9" calcext:value-type="float">
            <text:p>2,11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884" calcext:value-type="float">
            <text:p>8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3" calcext:value-type="float">
            <text:p>3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421" calcext:value-type="float">
            <text:p>4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5" calcext:value-type="float">
            <text:p>1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62" calcext:value-type="float">
            <text:p>1,16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1" calcext:value-type="float">
            <text:p>431</text:p>
          </table:table-cell>
          <table:table-cell table:style-name="ce44" office:value-type="float" office:value="463" calcext:value-type="float">
            <text:p>46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44" calcext:value-type="float">
            <text:p>1,14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53" calcext:value-type="float">
            <text:p>453</text:p>
          </table:table-cell>
          <table:table-cell table:style-name="ce44" office:value-type="float" office:value="463" calcext:value-type="float">
            <text:p>46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8" calcext:value-type="float">
            <text:p>1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25" calcext:value-type="float">
            <text:p>1,4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2" calcext:value-type="float">
            <text:p>1,47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47" calcext:value-type="float">
            <text:p><text:s/>－4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23" calcext:value-type="float">
            <text:p>623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200" calcext:value-type="float">
            <text:p>20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200" calcext:value-type="float">
            <text:p>20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3" calcext:value-type="float">
            <text:p><text:s/>－4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2" calcext:value-type="float">
            <text:p>80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88" calcext:value-type="float">
            <text:p>388</text:p>
          </table:table-cell>
          <table:table-cell table:style-name="ce44" office:value-type="float" office:value="263" calcext:value-type="float">
            <text:p>26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6" calcext:value-type="float">
            <text:p>80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2" calcext:value-type="float">
            <text:p>322</text:p>
          </table:table-cell>
          <table:table-cell table:style-name="ce44" office:value-type="float" office:value="263" calcext:value-type="float">
            <text:p>26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4" calcext:value-type="float">
            <text:p><text:s/>－4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1353" calcext:value-type="float">
            <text:p>1,35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334" calcext:value-type="float">
            <text:p>334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63" calcext:value-type="float">
            <text:p>163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632" calcext:value-type="float">
            <text:p>632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98" calcext:value-type="float">
            <text:p>98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290" calcext:value-type="float">
            <text:p>29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48" calcext:value-type="float">
            <text:p>64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65" calcext:value-type="float">
            <text:p>16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342" calcext:value-type="float">
            <text:p>34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16" calcext:value-type="float">
            <text:p>1,2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94" calcext:value-type="float">
            <text:p>29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05" calcext:value-type="float">
            <text:p>10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660" calcext:value-type="float">
            <text:p>66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43" calcext:value-type="float">
            <text:p>14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300" calcext:value-type="float">
            <text:p>30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51" calcext:value-type="float">
            <text:p>15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360" calcext:value-type="float">
            <text:p>36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8" calcext:value-type="float">
            <text:p><text:s/>－2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" calcext:value-type="float">
            <text:p><text:s/>－10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8" calcext:value-type="float">
            <text:p><text:s/>－18</text:p>
          </table:table-cell>
          <table:table-cell table:style-name="ce68" table:number-columns-repeated="993"/>
        </table:table-row>
        <table:table-row table:style-name="ro8">
          <table:table-cell table:style-name="ce16" office:value-type="string" calcext:value-type="string">
            <text:p>說明：1.本表按登記日期統計。</text:p>
          </table:table-cell>
          <table:table-cell table:number-columns-repeated="25"/>
          <table:table-cell table:style-name="ce52" table:number-columns-repeated="4"/>
          <table:table-cell table:style-name="ce65" office:value-type="string" calcext:value-type="string">
            <text:p>內政部戶政司 民國104年1月6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     2.桃園縣於103年12月25日改制為直轄市，惟本表遷入<text:span text:style-name="T1">、</text:span><text:span text:style-name="T2">遷出資料仍依改制前直轄市、縣（市）統計。</text:span></text:p>
          </table:table-cell>
          <table:table-cell table:number-columns-repeated="1023"/>
        </table:table-row>
        <table:table-row table:style-name="ro5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3.12-%E6%96%B0%E7%89%88-%E6%A1%83%E5%9C%92%E5%B8%82.xls'#$''.$G$5]"/>
        <table:named-expression table:name="出生" table:base-cell-address="$遷徙.$A$1" table:expression="['file:///D:/123/c62/%E6%96%B0%E8%A1%A8%E8%99%9F02,07~11-%E9%80%A3%E7%B5%90(%E5%85%AC%E5%BC%8F)%E6%AA%94103.12-%E6%96%B0%E7%89%88-%E6%A1%83%E5%9C%92%E5%B8%82.xls'#$''.$V$14:.$V$34]"/>
        <table:named-expression table:name="月底人口數" table:base-cell-address="$遷徙.$A$1" table:expression="['file:///D:/123/c62/%E6%96%B0%E8%A1%A8%E8%99%9F02,07~11-%E9%80%A3%E7%B5%90(%E5%85%AC%E5%BC%8F)%E6%AA%94103.12-%E6%96%B0%E7%89%88-%E6%A1%83%E5%9C%92%E5%B8%82.xls'#$''.$AT$14:.$AU$34]"/>
        <table:named-expression table:name="死亡" table:base-cell-address="$遷徙.$A$1" table:expression="['file:///D:/123/c62/%E6%96%B0%E8%A1%A8%E8%99%9F02,07~11-%E9%80%A3%E7%B5%90(%E5%85%AC%E5%BC%8F)%E6%AA%94103.12-%E6%96%B0%E7%89%88-%E6%A1%83%E5%9C%92%E5%B8%82.xls'#$''.$Y$14:.$Y$34]"/>
        <table:named-expression table:name="結婚" table:base-cell-address="$遷徙.$A$1" table:expression="['file:///D:/123/c62/%E6%96%B0%E8%A1%A8%E8%99%9F02,07~11-%E9%80%A3%E7%B5%90(%E5%85%AC%E5%BC%8F)%E6%AA%94103.12-%E6%96%B0%E7%89%88-%E6%A1%83%E5%9C%92%E5%B8%82.xls'#$''.$L$14:.$L$34]"/>
        <table:named-expression table:name="鄰數戶數" table:base-cell-address="$遷徙.$A$1" table:expression="['file:///D:/123/c62/%E6%96%B0%E8%A1%A8%E8%99%9F02,07~11-%E9%80%A3%E7%B5%90(%E5%85%AC%E5%BC%8F)%E6%AA%94103.12-%E6%96%B0%E7%89%88-%E6%A1%83%E5%9C%92%E5%B8%82.xls'#$''.$AQ$14:.$AR$34]"/>
        <table:named-expression table:name="離婚" table:base-cell-address="$遷徙.$A$1" table:expression="['file:///D:/123/c62/%E6%96%B0%E8%A1%A8%E8%99%9F02,07~11-%E9%80%A3%E7%B5%90(%E5%85%AC%E5%BC%8F)%E6%AA%94103.12-%E6%96%B0%E7%89%88-%E6%A1%83%E5%9C%92%E5%B8%8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1-06T19:59:29</meta:creation-date>
    <dc:creator>溫麗華</dc:creator>
    <dc:date>2015-01-06T20:04:11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